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3.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51.7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map style:condition="cell-content()=TODAY()" style:apply-style-name="Today" style:base-cell-address="Sheet1.A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text-align-source="fix" style:repeat-content="false" fo:wrap-option="no-wrap" style:rotation-angle="90" style:vertical-align="middle"/>
      <style:paragraph-properties fo:text-align="center" fo:margin-left="0pt"/>
      <style:map style:condition="cell-content()=TODAY()" style:apply-style-name="Today" style:base-cell-address="Sheet1.A1"/>
    </style:style>
    <style:style style:name="ce14" style:family="table-cell" style:parent-style-name="Default">
      <style:map style:condition="cell-content()=1" style:apply-style-name="Working" style:base-cell-address="Sheet1.B2"/>
      <style:map style:condition="cell-content()=2" style:apply-style-name="Untitled1" style:base-cell-address="Sheet1.B2"/>
    </style:style>
    <style:style style:name="ce13" style:family="table-cell" style:parent-style-name="Default">
      <style:table-cell-properties fo:background-color="transparent"/>
      <style:map style:condition="cell-content()=1" style:apply-style-name="Working" style:base-cell-address="Sheet1.B2"/>
      <style:map style:condition="cell-content()=2" style:apply-style-name="Untitled1" style:base-cell-address="Sheet1.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6" table:default-cell-style-name="ce14"/>
        <table:table-column table:style-name="co2" table:number-columns-repeated="40" table:default-cell-style-name="Default"/>
        <table:table-column table:style-name="co3" table:default-cell-style-name="Default"/>
        <table:table-row table:style-name="ro1">
          <table:table-cell table:style-name="ce5"/>
          <table:table-cell table:style-name="ce10" office:value-type="date" office:date-value="2019-05-06" calcext:value-type="date">
            <text:p>06.05.19</text:p>
          </table:table-cell>
          <table:table-cell table:style-name="ce10" office:value-type="date" office:date-value="2019-05-13" calcext:value-type="date">
            <text:p>13.05.19</text:p>
          </table:table-cell>
          <table:table-cell table:style-name="ce10" office:value-type="date" office:date-value="2019-05-20" calcext:value-type="date">
            <text:p>20.05.19</text:p>
          </table:table-cell>
          <table:table-cell table:style-name="ce10" office:value-type="date" office:date-value="2019-05-27" calcext:value-type="date">
            <text:p>27.05.19</text:p>
          </table:table-cell>
          <table:table-cell table:style-name="ce10" office:value-type="date" office:date-value="2019-06-03" calcext:value-type="date">
            <text:p>03.06.19</text:p>
          </table:table-cell>
          <table:table-cell table:style-name="ce10" office:value-type="date" office:date-value="2019-06-10" calcext:value-type="date">
            <text:p>10.06.19</text:p>
          </table:table-cell>
          <table:table-cell table:style-name="ce10" office:value-type="date" office:date-value="2019-06-17" calcext:value-type="date">
            <text:p>17.06.19</text:p>
          </table:table-cell>
          <table:table-cell table:style-name="ce10" office:value-type="date" office:date-value="2019-06-24" calcext:value-type="date">
            <text:p>24.06.19</text:p>
          </table:table-cell>
          <table:table-cell table:style-name="ce10" office:value-type="date" office:date-value="2019-07-01" calcext:value-type="date">
            <text:p>01.07.19</text:p>
          </table:table-cell>
          <table:table-cell table:style-name="ce10" office:value-type="date" office:date-value="2019-07-08" calcext:value-type="date">
            <text:p>08.07.19</text:p>
          </table:table-cell>
          <table:table-cell table:style-name="ce10" office:value-type="date" office:date-value="2019-07-15" calcext:value-type="date">
            <text:p>15.07.19</text:p>
          </table:table-cell>
          <table:table-cell table:style-name="ce10" office:value-type="date" office:date-value="2019-07-22" calcext:value-type="date">
            <text:p>22.07.19</text:p>
          </table:table-cell>
          <table:table-cell table:style-name="ce10" office:value-type="date" office:date-value="2019-07-29" calcext:value-type="date">
            <text:p>29.07.19</text:p>
          </table:table-cell>
          <table:table-cell table:style-name="ce10" office:value-type="date" office:date-value="2019-08-05" calcext:value-type="date">
            <text:p>05.08.19</text:p>
          </table:table-cell>
          <table:table-cell table:style-name="ce10" office:value-type="date" office:date-value="2019-08-12" calcext:value-type="date">
            <text:p>12.08.19</text:p>
          </table:table-cell>
          <table:table-cell table:style-name="ce10" office:value-type="date" office:date-value="2019-08-19" calcext:value-type="date">
            <text:p>19.08.19</text:p>
          </table:table-cell>
          <table:table-cell table:style-name="ce10" office:value-type="date" office:date-value="2019-08-26" calcext:value-type="date">
            <text:p>26.08.19</text:p>
          </table:table-cell>
          <table:table-cell table:style-name="ce10" office:value-type="date" office:date-value="2019-09-02" calcext:value-type="date">
            <text:p>02.09.19</text:p>
          </table:table-cell>
          <table:table-cell table:style-name="ce10" office:value-type="date" office:date-value="2019-09-09" calcext:value-type="date">
            <text:p>09.09.19</text:p>
          </table:table-cell>
          <table:table-cell table:style-name="ce10" office:value-type="date" office:date-value="2019-09-16" calcext:value-type="date">
            <text:p>16.09.19</text:p>
          </table:table-cell>
          <table:table-cell table:style-name="ce10" office:value-type="date" office:date-value="2019-09-23" calcext:value-type="date">
            <text:p>23.09.19</text:p>
          </table:table-cell>
          <table:table-cell table:style-name="ce10" office:value-type="date" office:date-value="2019-09-30" calcext:value-type="date">
            <text:p>30.09.19</text:p>
          </table:table-cell>
          <table:table-cell table:style-name="ce10" office:value-type="date" office:date-value="2019-10-07" calcext:value-type="date">
            <text:p>07.10.19</text:p>
          </table:table-cell>
          <table:table-cell table:style-name="ce10" office:value-type="date" office:date-value="2019-10-14" calcext:value-type="date">
            <text:p>14.10.19</text:p>
          </table:table-cell>
          <table:table-cell table:style-name="ce10" office:value-type="date" office:date-value="2019-10-21" calcext:value-type="date">
            <text:p>21.10.19</text:p>
          </table:table-cell>
          <table:table-cell table:style-name="ce10" office:value-type="date" office:date-value="2019-10-28" calcext:value-type="date">
            <text:p>28.10.19</text:p>
          </table:table-cell>
          <table:table-cell table:style-name="ce10" table:number-columns-repeated="40"/>
          <table:table-cell table:style-name="ce7"/>
        </table:table-row>
        <table:table-row table:style-name="ro2">
          <table:table-cell office:value-type="string" calcext:value-type="string">
            <text:p>Pages: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Implementation Algorithmus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Foundations DSP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Introduction, State of Art, Approaches</text:p>
          </table:table-cell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Foundations DNN</text:p>
          </table:table-cell>
          <table:table-cell table:number-columns-repeated="9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Data sets</text:p>
          </table:table-cell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" office:value-type="string" calcext:value-type="string">
            <text:p>Preprocessing, Model and architecture</text:p>
          </table:table-cell>
          <table:table-cell table:number-columns-repeated="9"/>
          <table:table-cell table:number-columns-repeated="2"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style-name="ce13"/>
          <table:table-cell table:number-columns-repeated="53"/>
        </table:table-row>
        <table:table-row table:style-name="ro2">
          <table:table-cell table:style-name="ce2" office:value-type="string" calcext:value-type="string">
            <text:p>Training the model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2" office:value-type="string" calcext:value-type="string">
            <text:p>Clustering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50"/>
        </table:table-row>
        <table:table-row table:style-name="ro2">
          <table:table-cell table:style-name="ce2" office:value-type="string" calcext:value-type="string">
            <text:p>Setup, Method</text:p>
          </table:table-cell>
          <table:table-cell table:number-columns-repeated="11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9"/>
        </table:table-row>
        <table:table-row table:style-name="ro2">
          <table:table-cell table:style-name="ce2" office:value-type="string" calcext:value-type="string">
            <text:p>Experimental results, Expectations</text:p>
          </table:table-cell>
          <table:table-cell table:number-columns-repeated="1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8"/>
        </table:table-row>
        <table:table-row table:style-name="ro2">
          <table:table-cell table:style-name="ce2" office:value-type="string" calcext:value-type="string">
            <text:p>Order Selection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7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5"/>
          <table:table-cell table:style-name="Default"/>
          <table:table-cell table:number-columns-repeated="46"/>
        </table:table-row>
        <table:table-row table:style-name="ro2">
          <table:table-cell table:number-columns-repeated="68"/>
        </table:table-row>
        <table:table-row table:style-name="ro2">
          <table:table-cell table:style-name="ce2" office:value-type="string" calcext:value-type="string">
            <text:p>Final Touche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43"/>
        </table:table-row>
        <table:table-row table:style-name="ro2">
          <table:table-cell/>
          <table:table-cell table:style-name="Default" table:number-columns-repeated="24"/>
          <table:table-cell table:number-columns-repeated="43"/>
        </table:table-row>
        <table:table-row table:style-name="ro2" table:number-rows-repeated="47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Sheet1.Z2:Sheet1.AA65 Sheet1.B2:Sheet1.Y6 Sheet1.B18:Sheet1.Y65 Sheet1.B15:Sheet1.Y15 Sheet1.O8:Sheet1.Y8 Sheet1.B9:Sheet1.M9 Sheet1.P9:Sheet1.Y9 Sheet1.B7:Sheet1.L8 Sheet1.N7:Sheet1.Y7 Sheet1.S10:Sheet1.Y10 Sheet1.B10:Sheet1.Q10 Sheet1.T11:Sheet1.Y11 Sheet1.N11:Sheet1.R11 Sheet1.U12:Sheet1.Y12 Sheet1.O12:Sheet1.S12 Sheet1.B11:Sheet1.L11 Sheet1.B12:Sheet1.M12 Sheet1.V13:Sheet1.Y13 Sheet1.Q13:Sheet1.T13 Sheet1.W14:Sheet1.Y14 Sheet1.Q14:Sheet1.U14 Sheet1.B16:Sheet1.W16 Sheet1.B13:Sheet1.O14">
            <calcext:condition calcext:apply-style-name="Working" calcext:value="=1" calcext:base-cell-address="Sheet1.B2"/>
            <calcext:condition calcext:apply-style-name="Untitled1" calcext:value="=2" calcext:base-cell-address="Sheet1.B2"/>
          </calcext:conditional-format>
          <calcext:conditional-format calcext:target-range-address="Sheet1.A1:Sheet1.BO1">
            <calcext:condition calcext:apply-style-name="Today" calcext:value="=TODAY()" calcext:base-cell-address="Sheet1.A1"/>
          </calcext:conditional-format>
          <calcext:conditional-format calcext:target-range-address="Sheet1.Z2:Sheet1.AA65 Sheet1.B2:Sheet1.Y6 Sheet1.B18:Sheet1.Y65 Sheet1.B15:Sheet1.Y15 Sheet1.O8:Sheet1.Y8 Sheet1.B9:Sheet1.M9 Sheet1.P9:Sheet1.Y9 Sheet1.B7:Sheet1.L8 Sheet1.N7:Sheet1.Y7 Sheet1.S10:Sheet1.Y10 Sheet1.B10:Sheet1.Q10 Sheet1.T11:Sheet1.Y11 Sheet1.N11:Sheet1.R11 Sheet1.U12:Sheet1.Y12 Sheet1.O12:Sheet1.S12 Sheet1.B11:Sheet1.L11 Sheet1.B12:Sheet1.M12 Sheet1.V13:Sheet1.Y13 Sheet1.Q13:Sheet1.T13 Sheet1.W14:Sheet1.Y14 Sheet1.Q14:Sheet1.U14 Sheet1.B16:Sheet1.W16 Sheet1.B13:Sheet1.O14">
            <calcext:condition calcext:apply-style-name="Accent" calcext:value="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orking" style:family="table-cell" style:parent-style-name="Default">
      <style:table-cell-properties fo:background-color="#00a933" loext:vertical-justify="auto"/>
      <style:paragraph-properties css3t:text-justify="auto"/>
      <style:text-properties fo:color="#00a933"/>
    </style:style>
    <style:style style:name="Untitled1" style:family="table-cell" style:parent-style-name="Default">
      <style:table-cell-properties fo:background-color="#ff0000"/>
      <style:text-properties fo:color="#ff0000"/>
    </style:style>
    <style:style style:name="Today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.00.0000</text:date>, <text:time style:data-style-name="N2" text:time-value="21:35:17.566512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01:25.208190514</meta:creation-date>
    <dc:date>2019-07-21T21:39:17.103891229</dc:date>
    <meta:editing-duration>PT1H24M54S</meta:editing-duration>
    <meta:editing-cycles>15</meta:editing-cycles>
    <meta:generator>LibreOffice/6.2.4.2.0$Linux_X86_64 LibreOffice_project/20$Build-2</meta:generator>
    <meta:document-statistic meta:table-count="1" meta:cell-count="67" meta:object-count="0"/>
  </office:meta>
</office:document-meta>
</file>